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Arial" fo:font-size="16pt" fo:font-weight="bold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Frame_20_contents"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.011cm" style:line-height-at-least="0.176cm" fo:text-align="start" style:justify-single-word="false" fo:background-color="#ffffff">
        <style:background-image/>
      </style:paragraph-properties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margin-top="0cm" fo:margin-bottom="0.011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margin-top="0cm" fo:margin-bottom="0.011cm" style:line-height-at-least="0.176cm" fo:background-color="#ffffff">
        <style:background-image/>
      </style:paragraph-properties>
      <style:text-properties fo:color="#000000" style:font-name="Arial" fo:font-size="10pt" style:font-size-asian="10pt" style:font-size-complex="10pt"/>
    </style:style>
    <style:style style:name="P13" style:family="paragraph" style:parent-style-name="Text_20_body">
      <style:paragraph-properties fo:margin-top="0cm" fo:margin-bottom="0.011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.011cm" style:line-height-at-least="0.176cm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margin-top="0cm" fo:margin-bottom="0.011cm"/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.011cm" fo:text-indent="0cm" style:auto-text-indent="false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.011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style:font-name="Arial1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language="it" fo:country="I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[Mandant.Titel] [Mandant.Vorname] [Mandant.Name]</text:span><text:span text:style-name="T2"> </text:span></text:p>
      <text:p text:style-name="P12">Facharzt für [Mandant.TarmedSpezialität]</text:p>
      <text:p text:style-name="P12">EAN [Mandant.EAN]</text:p>
      <text:p text:style-name="P12">ZSR-Nr. [Mandant.KSK]</text:p>
      <text:p text:style-name="P9"><draw:frame draw:style-name="fr1" draw:name="Rahmen1" text:anchor-type="char" svg:x="10.149cm" svg:y="0.131cm" svg:width="7.385cm" draw:z-index="0"><draw:text-box fo:min-height="3.145cm"><text:p text:style-name="P8">[Adressat.Anschrift]</text:p></draw:text-box></draw:frame></text:p>
      <text:p text:style-name="P12">[Mandant.Strasse]</text:p>
      <text:p text:style-name="P12">[Mandant.Plz] [Mandant.Ort]</text:p>
      <text:p text:style-name="P14">[Mandant.E-Mail]</text:p>
      <text:p text:style-name="P14">Tel. [Mandant.Telefon1]</text:p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">[Mandant.Ort], [Datum.heute] </text:p>
      <text:p text:style-name="P1"/>
      <text:p text:style-name="P1"/>
      <text:p text:style-name="P1"/>
      <text:p text:style-name="P3">Bitte um Rückruf</text:p>
      <text:p text:style-name="P5"/>
      <text:p text:style-name="P6"/>
      <text:p text:style-name="P6"/>
      <text:p text:style-name="P2"><text:span text:style-name="T1">[Patient:mw:Herr/Frau]</text:span> [Patient.Vorname] [Patient.Name]<text:span text:style-name="T4"> ([Patient.Geschlecht]),</text:span> [Patient.Geburtsdatum]</text:p>
      <text:p text:style-name="P4">[Patient.Strasse], [Patient.Plz] [Patient.Ort]</text:p>
      <text:p text:style-name="P7">Tel1 [Patient.Telefon1], Tel2 [Patient.Telefon2], Mobil [Patient.Natel], E-Mail [Patient.E-Mail]</text:p>
      <text:p text:style-name="P4"/>
      <text:p text:style-name="P16"/>
      <text:p text:style-name="P15">Sehr [Adressat:mw:geehrter Herr/geehrte Frau] [Adressat.Bezeichnung1]</text:p>
      <text:p text:style-name="P15"/>
      <text:p text:style-name="P15">Wir möchten Sie darauf aufmerksam machen, dass der vereinbarte Zeitpunkt für eine Kontrolle gekommen ist.</text:p>
      <text:p text:style-name="P15"/>
      <text:p text:style-name="P15">Bitte kontaktieren Sie uns telefonisch unter [Mandant.Telefon1], um einen Termin zu vereinbaren. Besten Dank.</text:p>
      <text:p text:style-name="P15"/>
      <text:p text:style-name="P15"/>
      <text:p text:style-name="P15"/>
      <text:p text:style-name="P15"/>
      <text:p text:style-name="P15">Freundliche Grüsse</text:p>
      <text:p text:style-name="P11"/>
      <text:p text:style-name="P11"/>
      <text:p text:style-name="P11"/>
      <text:p text:style-name="P13">[Mandant.Titel] [Mandant.Vorname] [Mandant.Name]</text:p>
      <text:p text:style-name="P13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  <text:p text:style-name="Header"/>
      </style:header>
    </style:master-page>
    <style:master-page style:name="HTML" style:page-layout-name="Mpm2"/>
    <style:master-page style:name="First_20_Page" style:display-name="First Page" style:page-layout-name="Mpm3"/>
    <style:master-page style:name="Right_20_Page" style:display-name="Right Page" style:page-layout-name="Mpm4"/>
    <style:master-page style:name="Endnote" style:page-layout-name="Mpm5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8-19T16:46:39.74</meta:creation-date>
    <dc:date>2020-10-14T15:05:54.19</dc:date>
    <dc:creator>Leon Mosimann</dc:creator>
    <meta:editing-duration>PT45M23S</meta:editing-duration>
    <meta:editing-cycles>24</meta:editing-cycles>
    <meta:generator>OpenOffice/4.1.7$Win32 OpenOffice.org_project/417m1$Build-9800</meta:generator>
    <meta:document-statistic meta:table-count="0" meta:image-count="0" meta:object-count="0" meta:page-count="1" meta:paragraph-count="20" meta:word-count="80" meta:character-count="908"/>
  </office:meta>
</office:document-meta>
</file>